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exão_20_Arduino_20_Nano_20_com_20_OLED_20_e_20_ADXL345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exão Arduino Nano com OLED e ADXL34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in Arduino Nano</text:p>
          </table:table-cell>
          <table:table-cell table:style-name="ce1" office:value-type="string" calcext:value-type="string">
            <text:p>Pin <text:s/>OLED Display</text:p>
          </table:table-cell>
          <table:table-cell table:style-name="ce1" office:value-type="string" calcext:value-type="string">
            <text:p>Pin ADXL345 Modu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V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1020"/>
        </table:table-row>
        <table:table-row table:style-name="ro1">
          <table:table-cell table:number-columns-repeated="3" table:style-name="ce1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number-columns-repeated="2" table:style-name="ce1" office:value-type="string" calcext:value-type="string">
            <text:p>SD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number-columns-repeated="2" table:style-name="ce1" office:value-type="string" calcext:value-type="string">
            <text:p>SCL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onexão_20_Arduino_20_Nano_20_com_20_OLED_20_e_20_ADXL345" style:display-name="PageStyle_Conexão Arduino Nano com OLED e ADXL34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4-24T16:13:01.806357402</dc:date>
    <meta:editing-duration>PT2M36S</meta:editing-duration>
    <meta:editing-cycles>1</meta:editing-cycles>
    <meta:document-statistic meta:table-count="1" meta:cell-count="15" meta:object-count="0"/>
  </office:meta>
</office:document-meta>
</file>